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Visitor.visitJavaClass( JavaClass jav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visit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visitConstantPool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addClasses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endencyVisitor.visitConstantNameAndType( ConstantNameAndType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pendencyVisitor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ad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clea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visi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endencyVisitor.addSlash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Visitor.visitConstantClass( ConstantClass consta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